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e68" officeooo:paragraph-rsid="00130e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user gets to end of game end game scene happens (sounds action on screen) and allows user to start again or go to main menu.</text:p>
      <text:p text:style-name="P1"/>
      <text:p text:style-name="P1">When a user starts a level it correctly counts down from 3 then the level starts.</text:p>
      <text:p text:style-name="P1"/>
      <text:p text:style-name="P1">When user dies they have options for either replaying level or going to main menu.</text:p>
      <text:p text:style-name="P1"/>
      <text:p text:style-name="P1">When user loads into tutorial level popups correctly show controls for connected controller or keyboard mouse.</text:p>
      <text:p text:style-name="P1"/>
      <text:p text:style-name="P1">When switching maps it displays correct map with specified layout.</text:p>
      <text:p text:style-name="P1"/>
      <text:p text:style-name="P1">When user picks up power up (which kind tbd) they are granted the correct stat boost depending on power up.</text:p>
      <text:p text:style-name="P1"/>
      <text:p text:style-name="P1">If user pushes specific pause / menu button it overrides whatever else is happening properly. (pauses game play loop time music et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8:41:27.702000000</meta:creation-date>
    <dc:date>2022-09-29T18:49:11.542000000</dc:date>
    <meta:editing-duration>PT7M44S</meta:editing-duration>
    <meta:editing-cycles>1</meta:editing-cycles>
    <meta:document-statistic meta:table-count="0" meta:image-count="0" meta:object-count="0" meta:page-count="1" meta:paragraph-count="7" meta:word-count="125" meta:character-count="707" meta:non-whitespace-character-count="589"/>
    <meta:generator>LibreOffice/7.4.0.3$Windows_X86_64 LibreOffice_project/f85e47c08ddd19c015c0114a68350214f7066f5a</meta:generator>
  </office:meta>
</office:document-meta>
</file>